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808080" loext:opacity="100%" style:font-name="Consolas" fo:font-size="10.5pt" fo:font-weight="normal"/>
    </style:style>
    <style:style style:name="T16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const</text:span><text:span text:style-name="T7"> [</text:span><text:span text:style-name="T8">ingresos</text:span><text:span text:style-name="T7">, </text:span><text:span text:style-name="T8">setIngresos</text:span><text:span text:style-name="T7">] </text:span><text:span text:style-name="T9">=</text:span><text:span text:style-name="T7"> </text:span><text:span text:style-name="T10">useState</text:span><text:span text:style-name="T7">([]);</text:span></text:p>
      <text:p text:style-name="P3">  <text:span text:style-name="T6">const</text:span><text:span text:style-name="T7"> [</text:span><text:span text:style-name="T8">nuevoIngreso</text:span><text:span text:style-name="T7">, </text:span><text:span text:style-name="T8">setNuevoIngreso</text:span><text:span text:style-name="T7">] </text:span><text:span text:style-name="T9">=</text:span><text:span text:style-name="T7"> </text:span><text:span text:style-name="T10">useState</text:span><text:span text:style-name="T7">({</text:span></text:p>
      <text:p text:style-name="P3">    <text:span text:style-name="T11">id:</text:span><text:span text:style-name="T7"> </text:span><text:span text:style-name="T6">null</text:span><text:span text:style-name="T7">,</text:span></text:p>
      <text:p text:style-name="P3">    <text:span text:style-name="T11">categoria:</text:span><text:span text:style-name="T7"> </text:span><text:span text:style-name="T12">""</text:span><text:span text:style-name="T7">,</text:span></text:p>
      <text:p text:style-name="P3">    <text:span text:style-name="T11">monto:</text:span><text:span text:style-name="T7"> </text:span><text:span text:style-name="T12">""</text:span><text:span text:style-name="T7">,</text:span></text:p>
      <text:p text:style-name="P3">    <text:span text:style-name="T11">fecha:</text:span><text:span text:style-name="T7"> </text:span><text:span text:style-name="T12">""</text:span><text:span text:style-name="T7">,</text:span></text:p>
      <text:p text:style-name="P3">  <text:span text:style-name="T7">});</text:span></text:p>
      <text:p text:style-name="P2"/>
      <text:p text:style-name="P3">  <text:span text:style-name="T10">useEffect</text:span><text:span text:style-name="T7">(() </text:span><text:span text:style-name="T6">=&gt;</text:span><text:span text:style-name="T7"> {</text:span></text:p>
      <text:p text:style-name="P3">    <text:span text:style-name="T10">fetch</text:span><text:span text:style-name="T7">(</text:span><text:span text:style-name="T12">"http://localhost:8000/ingresos"</text:span><text:span text:style-name="T7">)</text:span></text:p>
      <text:p text:style-name="P3">      <text:span text:style-name="T7">.</text:span><text:span text:style-name="T10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10">json</text:span><text:span text:style-name="T7">())</text:span></text:p>
      <text:p text:style-name="P3">      <text:span text:style-name="T7">.</text:span><text:span text:style-name="T10">then</text:span><text:span text:style-name="T7">((</text:span><text:span text:style-name="T11">data</text:span><text:span text:style-name="T7">) </text:span><text:span text:style-name="T6">=&gt;</text:span><text:span text:style-name="T7"> </text:span><text:span text:style-name="T10">setIngresos</text:span><text:span text:style-name="T7">(</text:span><text:span text:style-name="T11">data</text:span><text:span text:style-name="T7">))</text:span></text:p>
      <text:p text:style-name="P3">      <text:span text:style-name="T7">.</text:span><text:span text:style-name="T10">catch</text:span><text:span text:style-name="T7">((</text:span><text:span text:style-name="T11">err</text:span><text:span text:style-name="T7">) </text:span><text:span text:style-name="T6">=&gt;</text:span><text:span text:style-name="T7"> </text:span><text:span text:style-name="T11">console</text:span><text:span text:style-name="T7">.</text:span><text:span text:style-name="T10">error</text:span><text:span text:style-name="T7">(</text:span><text:span text:style-name="T12">"Error al obtener ingresos:"</text:span><text:span text:style-name="T7">, </text:span><text:span text:style-name="T11">err</text:span><text:span text:style-name="T7">));</text:span></text:p>
      <text:p text:style-name="P3">  <text:span text:style-name="T7">}, []);</text:span></text:p>
      <text:p text:style-name="P2"/>
      <text:p text:style-name="P3">  <text:span text:style-name="T6">const</text:span><text:span text:style-name="T7"> </text:span><text:span text:style-name="T10">handleChange</text:span><text:span text:style-name="T7"> </text:span><text:span text:style-name="T9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10">setNuevoIngreso</text:span><text:span text:style-name="T7">({ </text:span><text:span text:style-name="T9">...</text:span><text:span text:style-name="T11">nuevoIngreso</text:span><text:span text:style-name="T7">, </text:span><text:span text:style-name="T11">[e.target.name]:</text:span><text:span text:style-name="T7"> </text:span><text:span text:style-name="T11">e</text:span><text:span text:style-name="T7">.</text:span><text:span text:style-name="T11">target</text:span><text:span text:style-name="T7">.</text:span><text:span text:style-name="T11">value</text:span><text:span text:style-name="T7"> }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Submit</text:span><text:span text:style-name="T7"> </text:span><text:span text:style-name="T9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11">e</text:span><text:span text:style-name="T7">.</text:span><text:span text:style-name="T10">preventDefault</text:span><text:span text:style-name="T7">();</text:span></text:p>
      <text:p text:style-name="P2"/>
      <text:p text:style-name="P3">    <text:span text:style-name="T13">if</text:span><text:span text:style-name="T7"> (</text:span><text:span text:style-name="T11">nuevoIngreso</text:span><text:span text:style-name="T7">.</text:span><text:span text:style-name="T11">id</text:span><text:span text:style-name="T7">) {</text:span></text:p>
      <text:p text:style-name="P3">      <text:span text:style-name="T14">// Editar ingreso existente</text:span></text:p>
      <text:p text:style-name="P3">      <text:span text:style-name="T10">fetch</text:span><text:span text:style-name="T7">(</text:span><text:span text:style-name="T12">`http://localhost:8000/ingresos/</text:span><text:span text:style-name="T6">${</text:span><text:span text:style-name="T11">nuevoIngreso</text:span><text:span text:style-name="T9">.</text:span><text:span text:style-name="T11">id</text:span><text:span text:style-name="T6">}</text:span><text:span text:style-name="T12">`</text:span><text:span text:style-name="T7">, {</text:span></text:p>
      <text:p text:style-name="P3">        <text:span text:style-name="T11">method:</text:span><text:span text:style-name="T7"> </text:span><text:span text:style-name="T12">"PU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8">JSON</text:span><text:span text:style-name="T7">.</text:span><text:span text:style-name="T10">stringify</text:span><text:span text:style-name="T7">(</text:span><text:span text:style-name="T11">nuevoIngreso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10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10">json</text:span><text:span text:style-name="T7">())</text:span></text:p>
      <text:p text:style-name="P3">        <text:span text:style-name="T7">.</text:span><text:span text:style-name="T10">then</text:span><text:span text:style-name="T7">((</text:span><text:span text:style-name="T11">updatedIngreso</text:span><text:span text:style-name="T7">) </text:span><text:span text:style-name="T6">=&gt;</text:span><text:span text:style-name="T7"> {</text:span></text:p>
      <text:p text:style-name="P3">          <text:span text:style-name="T10">setIngresos</text:span><text:span text:style-name="T7">(</text:span></text:p>
      <text:p text:style-name="P3">            <text:span text:style-name="T11">ingresos</text:span><text:span text:style-name="T7">.</text:span><text:span text:style-name="T10">map</text:span><text:span text:style-name="T7">((</text:span><text:span text:style-name="T11">ing</text:span><text:span text:style-name="T7">) </text:span><text:span text:style-name="T6">=&gt;</text:span></text:p>
      <text:p text:style-name="P3">              <text:span text:style-name="T11">ing</text:span><text:span text:style-name="T7">.</text:span><text:span text:style-name="T11">id</text:span><text:span text:style-name="T7"> </text:span><text:span text:style-name="T9">===</text:span><text:span text:style-name="T7"> </text:span><text:span text:style-name="T11">updatedIngreso</text:span><text:span text:style-name="T7">.</text:span><text:span text:style-name="T11">id</text:span><text:span text:style-name="T7"> </text:span><text:span text:style-name="T9">?</text:span><text:span text:style-name="T7"> </text:span><text:span text:style-name="T11">updatedIngreso</text:span><text:span text:style-name="T7"> </text:span><text:span text:style-name="T9">:</text:span><text:span text:style-name="T7"> </text:span><text:span text:style-name="T11">ing</text:span></text:p>
      <text:p text:style-name="P3">            <text:span text:style-name="T7">)</text:span></text:p>
      <text:p text:style-name="P3">          <text:span text:style-name="T7">);</text:span></text:p>
      <text:p text:style-name="P3">          <text:span text:style-name="T10">setNuevoIngreso</text:span><text:span text:style-name="T7">({ </text:span><text:span text:style-name="T11">id:</text:span><text:span text:style-name="T7"> </text:span><text:span text:style-name="T6">null</text:span><text:span text:style-name="T7">, </text:span><text:span text:style-name="T11">categoria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 </text:span><text:span text:style-name="T13">else</text:span><text:span text:style-name="T7"> {</text:span></text:p>
      <text:p text:style-name="P3">      <text:span text:style-name="T14">// Crear nuevo ingreso</text:span></text:p>
      <text:p text:style-name="P3">      <text:span text:style-name="T10">fetch</text:span><text:span text:style-name="T7">(</text:span><text:span text:style-name="T12">"http://localhost:8000/ingresos"</text:span><text:span text:style-name="T7">, {</text:span></text:p>
      <text:p text:style-name="P3">        <text:span text:style-name="T11">method:</text:span><text:span text:style-name="T7"> </text:span><text:span text:style-name="T12">"POS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8">JSON</text:span><text:span text:style-name="T7">.</text:span><text:span text:style-name="T10">stringify</text:span><text:span text:style-name="T7">(</text:span><text:span text:style-name="T11">nuevoIngreso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10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10">json</text:span><text:span text:style-name="T7">())</text:span></text:p>
      <text:p text:style-name="P3">        <text:span text:style-name="T7">.</text:span><text:span text:style-name="T10">then</text:span><text:span text:style-name="T7">((</text:span><text:span text:style-name="T11">data</text:span><text:span text:style-name="T7">) </text:span><text:span text:style-name="T6">=&gt;</text:span><text:span text:style-name="T7"> {</text:span></text:p>
      <text:p text:style-name="P3"><text:soft-page-break/>          <text:span text:style-name="T10">setIngresos</text:span><text:span text:style-name="T7">([</text:span><text:span text:style-name="T9">...</text:span><text:span text:style-name="T11">ingresos</text:span><text:span text:style-name="T7">, </text:span><text:span text:style-name="T11">data</text:span><text:span text:style-name="T7">]);</text:span></text:p>
      <text:p text:style-name="P3">          <text:span text:style-name="T10">setNuevoIngreso</text:span><text:span text:style-name="T7">({ </text:span><text:span text:style-name="T11">id:</text:span><text:span text:style-name="T7"> </text:span><text:span text:style-name="T6">null</text:span><text:span text:style-name="T7">, </text:span><text:span text:style-name="T11">categoria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Edit</text:span><text:span text:style-name="T7"> </text:span><text:span text:style-name="T9">=</text:span><text:span text:style-name="T7"> (</text:span><text:span text:style-name="T11">ingreso</text:span><text:span text:style-name="T7">) </text:span><text:span text:style-name="T6">=&gt;</text:span><text:span text:style-name="T7"> {</text:span></text:p>
      <text:p text:style-name="P3">    <text:span text:style-name="T10">setNuevoIngreso</text:span><text:span text:style-name="T7">(</text:span><text:span text:style-name="T11">ingreso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10">handleDelete</text:span><text:span text:style-name="T7"> </text:span><text:span text:style-name="T9">=</text:span><text:span text:style-name="T7"> (</text:span><text:span text:style-name="T11">id</text:span><text:span text:style-name="T7">) </text:span><text:span text:style-name="T6">=&gt;</text:span><text:span text:style-name="T7"> {</text:span></text:p>
      <text:p text:style-name="P3">    <text:span text:style-name="T10">fetch</text:span><text:span text:style-name="T7">(</text:span><text:span text:style-name="T12">`http://localhost:8000/ingresos/</text:span><text:span text:style-name="T6">${</text:span><text:span text:style-name="T11">id</text:span><text:span text:style-name="T6">}</text:span><text:span text:style-name="T12">`</text:span><text:span text:style-name="T7">, {</text:span></text:p>
      <text:p text:style-name="P3">      <text:span text:style-name="T11">method:</text:span><text:span text:style-name="T7"> </text:span><text:span text:style-name="T12">"DELETE"</text:span><text:span text:style-name="T7">,</text:span></text:p>
      <text:p text:style-name="P3">    <text:span text:style-name="T7">}).</text:span><text:span text:style-name="T10">then</text:span><text:span text:style-name="T7">(() </text:span><text:span text:style-name="T6">=&gt;</text:span><text:span text:style-name="T7"> {</text:span></text:p>
      <text:p text:style-name="P3">      <text:span text:style-name="T10">setIngresos</text:span><text:span text:style-name="T7">(</text:span><text:span text:style-name="T11">ingresos</text:span><text:span text:style-name="T7">.</text:span><text:span text:style-name="T10">filter</text:span><text:span text:style-name="T7">((</text:span><text:span text:style-name="T11">ing</text:span><text:span text:style-name="T7">) </text:span><text:span text:style-name="T6">=&gt;</text:span><text:span text:style-name="T7"> </text:span><text:span text:style-name="T11">ing</text:span><text:span text:style-name="T7">.</text:span><text:span text:style-name="T11">id</text:span><text:span text:style-name="T7"> </text:span><text:span text:style-name="T9">!==</text:span><text:span text:style-name="T7"> </text:span><text:span text:style-name="T11">id</text:span><text:span text:style-name="T7">));</text:span></text:p>
      <text:p text:style-name="P3">    <text:span text:style-name="T7">});</text:span></text:p>
      <text:p text:style-name="P3">  <text:span text:style-name="T7">};</text:span></text:p>
      <text:p text:style-name="P2"/>
      <text:p text:style-name="P3">  <text:span text:style-name="T13">return</text:span><text:span text:style-name="T7"> (</text:span></text:p>
      <text:p text:style-name="P3">    <text:span text:style-name="T15">&lt;</text:span><text:span text:style-name="T6">div</text:span><text:span text:style-name="T7"> </text:span><text:span text:style-name="T11">className</text:span><text:span text:style-name="T9">=</text:span><text:span text:style-name="T12">"alta-ingreso-container"</text:span><text:span text:style-name="T15">&gt;</text:span></text:p>
      <text:p text:style-name="P3">      <text:span text:style-name="T6">{</text:span><text:span text:style-name="T14">/* Título principal */</text:span><text:span text:style-name="T6">}</text:span></text:p>
      <text:p text:style-name="P3">      <text:span text:style-name="T15">&lt;</text:span><text:span text:style-name="T6">h1</text:span><text:span text:style-name="T7"> </text:span><text:span text:style-name="T11">className</text:span><text:span text:style-name="T9">=</text:span><text:span text:style-name="T12">"titulo-principal"</text:span><text:span text:style-name="T15">&gt;</text:span><text:span text:style-name="T7">Ingresos</text:span><text:span text:style-name="T15">&lt;/</text:span><text:span text:style-name="T6">h1</text:span><text:span text:style-name="T15">&gt;</text:span></text:p>
      <text:p text:style-name="P2"/>
      <text:p text:style-name="P3">      <text:span text:style-name="T6">{</text:span><text:span text:style-name="T14">/* Lista de ingresos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9">=</text:span><text:span text:style-name="T12">"lista-ingresos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7">Lista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div</text:span><text:span text:style-name="T7"> </text:span><text:span text:style-name="T11">className</text:span><text:span text:style-name="T9">=</text:span><text:span text:style-name="T12">"tabla-con-scroll"</text:span><text:span text:style-name="T15">&gt;</text:span></text:p>
      <text:p text:style-name="P3">          <text:span text:style-name="T15">&lt;</text:span><text:span text:style-name="T6">table</text:span><text:span text:style-name="T15">&gt;</text:span></text:p>
      <text:p text:style-name="P3">            <text:span text:style-name="T15">&lt;</text:span><text:span text:style-name="T6">thead</text:span><text:span text:style-name="T15">&gt;</text:span></text:p>
      <text:p text:style-name="P3">              <text:span text:style-name="T15">&lt;</text:span><text:span text:style-name="T6">tr</text:span><text:span text:style-name="T15">&gt;</text:span></text:p>
      <text:p text:style-name="P3">                <text:span text:style-name="T15">&lt;</text:span><text:span text:style-name="T6">th</text:span><text:span text:style-name="T15">&gt;</text:span><text:span text:style-name="T7">Categoría</text:span><text:span text:style-name="T15">&lt;/</text:span><text:span text:style-name="T6">th</text:span><text:span text:style-name="T15">&gt;</text:span></text:p>
      <text:p text:style-name="P3">                <text:span text:style-name="T15">&lt;</text:span><text:span text:style-name="T6">th</text:span><text:span text:style-name="T15">&gt;</text:span><text:span text:style-name="T7">Monto</text:span><text:span text:style-name="T15">&lt;/</text:span><text:span text:style-name="T6">th</text:span><text:span text:style-name="T15">&gt;</text:span></text:p>
      <text:p text:style-name="P3">                <text:span text:style-name="T15">&lt;</text:span><text:span text:style-name="T6">th</text:span><text:span text:style-name="T15">&gt;</text:span><text:span text:style-name="T7">Fecha</text:span><text:span text:style-name="T15">&lt;/</text:span><text:span text:style-name="T6">th</text:span><text:span text:style-name="T15">&gt;</text:span></text:p>
      <text:p text:style-name="P3">                <text:span text:style-name="T15">&lt;</text:span><text:span text:style-name="T6">th</text:span><text:span text:style-name="T15">&gt;</text:span><text:span text:style-name="T7">Acciones</text:span><text:span text:style-name="T15">&lt;/</text:span><text:span text:style-name="T6">th</text:span><text:span text:style-name="T15">&gt;</text:span></text:p>
      <text:p text:style-name="P3">              <text:span text:style-name="T15">&lt;/</text:span><text:span text:style-name="T6">tr</text:span><text:span text:style-name="T15">&gt;</text:span></text:p>
      <text:p text:style-name="P3">            <text:span text:style-name="T15">&lt;/</text:span><text:span text:style-name="T6">thead</text:span><text:span text:style-name="T15">&gt;</text:span></text:p>
      <text:p text:style-name="P3">            <text:span text:style-name="T15">&lt;</text:span><text:span text:style-name="T6">tbody</text:span><text:span text:style-name="T15">&gt;</text:span></text:p>
      <text:p text:style-name="P3">              <text:span text:style-name="T6">{</text:span><text:span text:style-name="T8">ingresos</text:span><text:span text:style-name="T9">.</text:span><text:span text:style-name="T10">map</text:span><text:span text:style-name="T9">((</text:span><text:span text:style-name="T11">ingreso</text:span><text:span text:style-name="T9">) </text:span><text:span text:style-name="T6">=&gt;</text:span><text:span text:style-name="T9"> (</text:span></text:p>
      <text:p text:style-name="P3"><text:span text:style-name="T16">                </text:span><text:span text:style-name="T15">&lt;</text:span><text:span text:style-name="T6">tr</text:span><text:span text:style-name="T9"> </text:span><text:span text:style-name="T11">key</text:span><text:span text:style-name="T9">=</text:span><text:span text:style-name="T6">{</text:span><text:span text:style-name="T11">ingreso</text:span><text:span text:style-name="T9">.</text:span><text:span text:style-name="T11">id</text:span><text:span text:style-name="T6">}</text:span><text:span text:style-name="T15">&gt;</text:span></text:p>
      <text:p text:style-name="P3"><text:span text:style-name="T16">  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9">.</text:span><text:span text:style-name="T11">categoria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9">.</text:span><text:span text:style-name="T11">monto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9">.</text:span><text:span text:style-name="T11">fecha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  </text:span><text:span text:style-name="T15">&lt;</text:span><text:span text:style-name="T6">td</text:span><text:span text:style-name="T9"> </text:span><text:span text:style-name="T11">className</text:span><text:span text:style-name="T9">=</text:span><text:span text:style-name="T12">"acciones"</text:span><text:span text:style-name="T15">&gt;</text:span></text:p>
      <text:p text:style-name="P3"><text:span text:style-name="T16">                    </text:span><text:span text:style-name="T15">&lt;</text:span><text:span text:style-name="T6">button</text:span><text:span text:style-name="T9"> </text:span><text:span text:style-name="T11">onClick</text:span><text:span text:style-name="T9">=</text:span><text:span text:style-name="T6">{</text:span><text:span text:style-name="T9">() </text:span><text:span text:style-name="T6">=&gt;</text:span><text:span text:style-name="T9"> </text:span><text:span text:style-name="T10">handleEdit</text:span><text:span text:style-name="T9">(</text:span><text:span text:style-name="T11">ingreso</text:span><text:span text:style-name="T9">)</text:span><text:span text:style-name="T6">}</text:span><text:span text:style-name="T15">&gt;</text:span><text:span text:style-name="T9">Editar</text:span><text:span text:style-name="T15">&lt;/</text:span><text:span text:style-name="T6">button</text:span><text:span text:style-name="T15">&gt;</text:span></text:p>
      <text:p text:style-name="P3"><text:span text:style-name="T16">                    </text:span><text:span text:style-name="T15">&lt;</text:span><text:span text:style-name="T6">button</text:span><text:span text:style-name="T9"> </text:span><text:span text:style-name="T11">onClick</text:span><text:span text:style-name="T9">=</text:span><text:span text:style-name="T6">{</text:span><text:span text:style-name="T9">() </text:span><text:span text:style-name="T6">=&gt;</text:span><text:span text:style-name="T9"> </text:span><text:span text:style-name="T10">handleDelete</text:span><text:span text:style-name="T9">(</text:span><text:span text:style-name="T11">ingreso</text:span><text:span text:style-name="T9">.</text:span><text:span text:style-name="T11">id</text:span><text:span text:style-name="T9">)</text:span><text:span text:style-name="T6">}</text:span><text:span text:style-name="T15">&gt;</text:span><text:span text:style-name="T9">Eliminar</text:span><text:span text:style-name="T15">&lt;/</text:span><text:span text:style-name="T6">button</text:span><text:span text:style-name="T15">&gt;</text:span></text:p>
      <text:p text:style-name="P3"><text:span text:style-name="T16">                  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/</text:span><text:span text:style-name="T6">tr</text:span><text:span text:style-name="T15">&gt;</text:span></text:p>
      <text:p text:style-name="P3"><text:span text:style-name="T16">              </text:span><text:span text:style-name="T9">))</text:span><text:span text:style-name="T6">}</text:span></text:p>
      <text:p text:style-name="P3">            <text:span text:style-name="T15">&lt;/</text:span><text:span text:style-name="T6">tbody</text:span><text:span text:style-name="T15">&gt;</text:span></text:p>
      <text:p text:style-name="P3">          <text:span text:style-name="T15">&lt;/</text:span><text:span text:style-name="T6">table</text:span><text:span text:style-name="T15">&gt;</text:span></text:p>
      <text:p text:style-name="P3">        <text:span text:style-name="T15">&lt;/</text:span><text:span text:style-name="T6">div</text:span><text:span text:style-name="T15">&gt;</text:span></text:p>
      <text:p text:style-name="P3"><text:soft-page-break/>      <text:span text:style-name="T15">&lt;/</text:span><text:span text:style-name="T6">div</text:span><text:span text:style-name="T15">&gt;</text:span></text:p>
      <text:p text:style-name="P2"/>
      <text:p text:style-name="P3">      <text:span text:style-name="T6">{</text:span><text:span text:style-name="T14">/* Formulario de alta/edición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9">=</text:span><text:span text:style-name="T12">"formulario-ingreso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6">{</text:span><text:span text:style-name="T8">nuevoIngreso</text:span><text:span text:style-name="T9">.</text:span><text:span text:style-name="T11">id</text:span><text:span text:style-name="T9"> ? </text:span><text:span text:style-name="T12">"Editar Ingreso"</text:span><text:span text:style-name="T9"> : </text:span><text:span text:style-name="T12">"Alta / Modificación"</text:span><text:span text:style-name="T6">}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form</text:span><text:span text:style-name="T7"> </text:span><text:span text:style-name="T11">onSubmit</text:span><text:span text:style-name="T9">=</text:span><text:span text:style-name="T6">{</text:span><text:span text:style-name="T10">handleSubmit</text:span><text:span text:style-name="T6">}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Categorí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9">=</text:span><text:span text:style-name="T12">"text"</text:span></text:p>
      <text:p text:style-name="P3">              <text:span text:style-name="T11">name</text:span><text:span text:style-name="T9">=</text:span><text:span text:style-name="T12">"categoria"</text:span></text:p>
      <text:p text:style-name="P3">              <text:span text:style-name="T11">value</text:span><text:span text:style-name="T9">=</text:span><text:span text:style-name="T6">{</text:span><text:span text:style-name="T8">nuevoIngreso</text:span><text:span text:style-name="T9">.</text:span><text:span text:style-name="T11">categoria</text:span><text:span text:style-name="T6">}</text:span></text:p>
      <text:p text:style-name="P3">              <text:span text:style-name="T11">onChange</text:span><text:span text:style-name="T9">=</text:span><text:span text:style-name="T6">{</text:span><text:span text:style-name="T10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Monto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9">=</text:span><text:span text:style-name="T12">"number"</text:span></text:p>
      <text:p text:style-name="P3">              <text:span text:style-name="T11">name</text:span><text:span text:style-name="T9">=</text:span><text:span text:style-name="T12">"monto"</text:span></text:p>
      <text:p text:style-name="P3">              <text:span text:style-name="T11">value</text:span><text:span text:style-name="T9">=</text:span><text:span text:style-name="T6">{</text:span><text:span text:style-name="T8">nuevoIngreso</text:span><text:span text:style-name="T9">.</text:span><text:span text:style-name="T11">monto</text:span><text:span text:style-name="T6">}</text:span></text:p>
      <text:p text:style-name="P3">              <text:span text:style-name="T11">onChange</text:span><text:span text:style-name="T9">=</text:span><text:span text:style-name="T6">{</text:span><text:span text:style-name="T10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Fech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9">=</text:span><text:span text:style-name="T12">"date"</text:span></text:p>
      <text:p text:style-name="P3">              <text:span text:style-name="T11">name</text:span><text:span text:style-name="T9">=</text:span><text:span text:style-name="T12">"fecha"</text:span></text:p>
      <text:p text:style-name="P3">              <text:span text:style-name="T11">value</text:span><text:span text:style-name="T9">=</text:span><text:span text:style-name="T6">{</text:span><text:span text:style-name="T8">nuevoIngreso</text:span><text:span text:style-name="T9">.</text:span><text:span text:style-name="T11">fecha</text:span><text:span text:style-name="T6">}</text:span></text:p>
      <text:p text:style-name="P3">              <text:span text:style-name="T11">onChange</text:span><text:span text:style-name="T9">=</text:span><text:span text:style-name="T6">{</text:span><text:span text:style-name="T10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button</text:span><text:span text:style-name="T7"> </text:span><text:span text:style-name="T11">type</text:span><text:span text:style-name="T9">=</text:span><text:span text:style-name="T12">"submit"</text:span><text:span text:style-name="T15">&gt;</text:span></text:p>
      <text:p text:style-name="P3">            <text:span text:style-name="T6">{</text:span><text:span text:style-name="T8">nuevoIngreso</text:span><text:span text:style-name="T9">.</text:span><text:span text:style-name="T11">id</text:span><text:span text:style-name="T9"> ? </text:span><text:span text:style-name="T12">"Guardar Cambios"</text:span><text:span text:style-name="T9"> : </text:span><text:span text:style-name="T12">"Agregar"</text:span><text:span text:style-name="T6">}</text:span></text:p>
      <text:p text:style-name="P3">          <text:span text:style-name="T15">&lt;/</text:span><text:span text:style-name="T6">button</text:span><text:span text:style-name="T15">&gt;</text:span></text:p>
      <text:p text:style-name="P3">        <text:span text:style-name="T15">&lt;/</text:span><text:span text:style-name="T6">form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3">    <text:span text:style-name="T15">&lt;/</text:span><text:span text:style-name="T6">div</text:span><text:span text:style-name="T15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3:50:44.084347700</meta:creation-date>
    <dc:date>2025-08-30T13:51:14.364109200</dc:date>
    <meta:editing-duration>PT31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37" meta:word-count="305" meta:character-count="4025" meta:non-whitespace-character-count="2657"/>
  </office:meta>
</office:document-meta>
</file>